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1" style:family="table" style:master-page-name="">
      <style:table-properties style:width="17cm" style:page-number="auto" table:align="margins" style:shadow="none" style:may-break-between-rows="true" table:border-model="collapsing"/>
    </style:style>
    <style:style style:name="Tabel1.A" style:family="table-column">
      <style:table-column-properties style:column-width="4.249cm" style:rel-column-width="2409*"/>
    </style:style>
    <style:style style:name="Tabel1.B" style:family="table-column">
      <style:table-column-properties style:column-width="4.251cm" style:rel-column-width="2410*"/>
    </style:style>
    <style:style style:name="Tabel1.1" style:family="table-row">
      <style:table-row-properties fo:keep-together="auto"/>
    </style:style>
    <style:style style:name="Tabel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el1.C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el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1.C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1.D2" style:family="table-cell" style:data-style-name="N2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1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1.C3" style:family="table-cell" style:data-style-name="N2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1.D3" style:family="table-cell" style:data-style-name="N2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1.C4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1.C5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1.C6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1.C8" style:family="table-cell" style:data-style-name="N2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1.C10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1.C1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1.C14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1.20" style:family="table-row">
      <style:table-row-properties style:min-row-height="0.46cm" fo:keep-together="auto"/>
    </style:style>
    <style:style style:name="Tabel1.C20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1.C21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1.C2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1.D2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1.C24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1.A25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el1.C25" style:family="table-cell" style:data-style-name="N2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el1.D25" style:family="table-cell" style:data-style-name="N20000">
      <style:table-cell-properties fo:background-color="#eeeeee" fo:padding="0cm" fo:border="0.75pt solid #666666" style:writing-mode="page">
        <style:background-image/>
      </style:table-cell-properties>
    </style:style>
    <style:style style:name="P1" style:family="paragraph" style:parent-style-name="Standard">
      <style:text-properties officeooo:paragraph-rsid="0009f2ef"/>
    </style:style>
    <style:style style:name="P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9f2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officeooo:paragraph-rsid="00126352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9f2ef" officeooo:paragraph-rsid="0009f2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a4133" officeooo:paragraph-rsid="000a41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b0eee" officeooo:paragraph-rsid="000b0e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cb159" officeooo:paragraph-rsid="000cb1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d9a35" officeooo:paragraph-rsid="000d9a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f9282" officeooo:paragraph-rsid="000f92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26352"/>
    </style:style>
    <style:style style:name="T2" style:family="text">
      <style:text-properties officeooo:rsid="0014580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1" table:style-name="Tabel1" table:template-name="Eenvoudige rijen">
        <table:table-column table:style-name="Tabel1.A"/>
        <table:table-column table:style-name="Tabel1.B"/>
        <table:table-column table:style-name="Tabel1.A"/>
        <table:table-column table:style-name="Tabel1.B"/>
        <table:table-row table:style-name="Tabel1.1">
          <table:table-cell table:style-name="Tabel1.A1" office:value-type="string">
            <text:p text:style-name="P5">Opgave</text:p>
          </table:table-cell>
          <table:table-cell table:style-name="Tabel1.A1" office:value-type="string">
            <text:p text:style-name="P5">Permutatie</text:p>
          </table:table-cell>
          <table:table-cell table:style-name="Tabel1.C1" office:value-type="string">
            <text:p text:style-name="P7">Land</text:p>
          </table:table-cell>
          <table:table-cell table:style-name="Tabel1.A1" office:value-type="string">
            <text:p text:style-name="P4"/>
          </table:table-cell>
        </table:table-row>
        <table:table-row table:style-name="Tabel1.1">
          <table:table-cell table:style-name="Tabel1.A2" office:value-type="string">
            <text:p text:style-name="P2">AABDEJN-AAIPS</text:p>
          </table:table-cell>
          <table:table-cell table:style-name="Tabel1.A2" office:value-type="string">
            <text:p text:style-name="P7">BANDEJA-PAISA</text:p>
          </table:table-cell>
          <table:table-cell table:style-name="Tabel1.C2" office:value-type="string">
            <text:p text:style-name="P7">Colombia</text:p>
          </table:table-cell>
          <table:table-cell table:style-name="Tabel1.D2">
            <text:p text:style-name="P4"/>
          </table:table-cell>
        </table:table-row>
        <table:table-row table:style-name="Tabel1.1">
          <table:table-cell table:style-name="Tabel1.A3" office:value-type="string">
            <text:p text:style-name="P2">AABDENR-AL</text:p>
          </table:table-cell>
          <table:table-cell table:style-name="Tabel1.A3" office:value-type="string">
            <text:p text:style-name="P4"/>
          </table:table-cell>
          <table:table-cell table:style-name="Tabel1.C3">
            <text:p text:style-name="P4"/>
          </table:table-cell>
          <table:table-cell table:style-name="Tabel1.D3">
            <text:p text:style-name="P4"/>
          </table:table-cell>
        </table:table-row>
        <table:table-row table:style-name="Tabel1.1">
          <table:table-cell table:style-name="Tabel1.A2" office:value-type="string">
            <text:p text:style-name="P2">AABDIMNRRU</text:p>
          </table:table-cell>
          <table:table-cell table:style-name="Tabel1.A2" office:value-type="string">
            <text:p text:style-name="P7">BARRAMUNDI</text:p>
          </table:table-cell>
          <table:table-cell table:style-name="Tabel1.C4" office:value-type="string">
            <text:p text:style-name="P7">Australia / aboriginal?</text:p>
          </table:table-cell>
          <table:table-cell table:style-name="Tabel1.D2">
            <text:p text:style-name="P4"/>
          </table:table-cell>
        </table:table-row>
        <table:table-row table:style-name="Tabel1.1">
          <table:table-cell table:style-name="Tabel1.A3" office:value-type="string">
            <text:p text:style-name="P2">AACDEHILNS</text:p>
          </table:table-cell>
          <table:table-cell table:style-name="Tabel1.A3" office:value-type="string">
            <text:p text:style-name="P9">ENCHILADAS</text:p>
          </table:table-cell>
          <table:table-cell table:style-name="Tabel1.C5" office:value-type="string">
            <text:p text:style-name="P9">Mexicaans (Tex-Mex)</text:p>
          </table:table-cell>
          <table:table-cell table:style-name="Tabel1.D3">
            <text:p text:style-name="P4"/>
          </table:table-cell>
        </table:table-row>
        <table:table-row table:style-name="Tabel1.1">
          <table:table-cell table:style-name="Tabel1.A2" office:value-type="string">
            <text:p text:style-name="P2">AAELLP</text:p>
          </table:table-cell>
          <table:table-cell table:style-name="Tabel1.A2" office:value-type="string">
            <text:p text:style-name="P6">PAELLA</text:p>
          </table:table-cell>
          <table:table-cell table:style-name="Tabel1.C6" office:value-type="string">
            <text:p text:style-name="P6">Spanje?</text:p>
          </table:table-cell>
          <table:table-cell table:style-name="Tabel1.D2">
            <text:p text:style-name="P4"/>
          </table:table-cell>
        </table:table-row>
        <table:table-row table:style-name="Tabel1.1">
          <table:table-cell table:style-name="Tabel1.A3" office:value-type="string">
            <text:p text:style-name="P2">AAFMNS</text:p>
          </table:table-cell>
          <table:table-cell table:style-name="Tabel1.A3" office:value-type="string">
            <text:p text:style-name="P4"/>
          </table:table-cell>
          <table:table-cell table:style-name="Tabel1.C3">
            <text:p text:style-name="P4"/>
          </table:table-cell>
          <table:table-cell table:style-name="Tabel1.D3">
            <text:p text:style-name="P4"/>
          </table:table-cell>
        </table:table-row>
        <table:table-row table:style-name="Tabel1.1">
          <table:table-cell table:style-name="Tabel1.A2" office:value-type="string">
            <text:p text:style-name="P2">ABDEIRS&amp;BNOR</text:p>
          </table:table-cell>
          <table:table-cell table:style-name="Tabel1.A2" office:value-type="string">
            <text:p text:style-name="P4"/>
          </table:table-cell>
          <table:table-cell table:style-name="Tabel1.C8">
            <text:p text:style-name="P4"/>
          </table:table-cell>
          <table:table-cell table:style-name="Tabel1.D2">
            <text:p text:style-name="P4"/>
          </table:table-cell>
        </table:table-row>
        <table:table-row table:style-name="Tabel1.1">
          <table:table-cell table:style-name="Tabel1.A3" office:value-type="string">
            <text:p text:style-name="P2">ABDOO</text:p>
          </table:table-cell>
          <table:table-cell table:style-name="Tabel1.A3" office:value-type="string">
            <text:p text:style-name="P4"/>
          </table:table-cell>
          <table:table-cell table:style-name="Tabel1.C3">
            <text:p text:style-name="P4"/>
          </table:table-cell>
          <table:table-cell table:style-name="Tabel1.D3">
            <text:p text:style-name="P4"/>
          </table:table-cell>
        </table:table-row>
        <table:table-row table:style-name="Tabel1.1">
          <table:table-cell table:style-name="Tabel1.A2" office:value-type="string">
            <text:p text:style-name="P2">ABEIMNORRRY-EIP</text:p>
          </table:table-cell>
          <table:table-cell table:style-name="Tabel1.A2" office:value-type="string">
            <text:p text:style-name="P6">MARIONBERRY-PIE</text:p>
          </table:table-cell>
          <table:table-cell table:style-name="Tabel1.C10" office:value-type="string">
            <text:p text:style-name="P6">Oregon, US?</text:p>
          </table:table-cell>
          <table:table-cell table:style-name="Tabel1.D2">
            <text:p text:style-name="P4"/>
          </table:table-cell>
        </table:table-row>
        <table:table-row table:style-name="Tabel1.1">
          <table:table-cell table:style-name="Tabel1.A3" office:value-type="string">
            <text:p text:style-name="P2">ABO-BOR-LOR</text:p>
          </table:table-cell>
          <table:table-cell table:style-name="Tabel1.A3" office:value-type="string">
            <text:p text:style-name="P4"/>
          </table:table-cell>
          <table:table-cell table:style-name="Tabel1.C3">
            <text:p text:style-name="P4"/>
          </table:table-cell>
          <table:table-cell table:style-name="Tabel1.D3">
            <text:p text:style-name="P4"/>
          </table:table-cell>
        </table:table-row>
        <table:table-row table:style-name="Tabel1.1">
          <table:table-cell table:style-name="Tabel1.A2" office:value-type="string">
            <text:p text:style-name="P2">AHIIKKLN</text:p>
          </table:table-cell>
          <table:table-cell table:style-name="Tabel1.A2" office:value-type="string">
            <text:p text:style-name="P4"/>
          </table:table-cell>
          <table:table-cell table:style-name="Tabel1.C8">
            <text:p text:style-name="P4"/>
          </table:table-cell>
          <table:table-cell table:style-name="Tabel1.D2">
            <text:p text:style-name="P4"/>
          </table:table-cell>
        </table:table-row>
        <table:table-row table:style-name="Tabel1.1">
          <table:table-cell table:style-name="Tabel1.A3" office:value-type="string">
            <text:p text:style-name="P2">ADP-AHIT</text:p>
          </table:table-cell>
          <table:table-cell table:style-name="Tabel1.A3" office:value-type="string">
            <text:p text:style-name="P10">PAD-THAI</text:p>
          </table:table-cell>
          <table:table-cell table:style-name="Tabel1.C13" office:value-type="string">
            <text:p text:style-name="P10">Thailand</text:p>
          </table:table-cell>
          <table:table-cell table:style-name="Tabel1.D3">
            <text:p text:style-name="P4"/>
          </table:table-cell>
        </table:table-row>
        <table:table-row table:style-name="Tabel1.1">
          <table:table-cell table:style-name="Tabel1.A2" office:value-type="string">
            <text:p text:style-name="P2">AGGHIS</text:p>
          </table:table-cell>
          <table:table-cell table:style-name="Tabel1.A2" office:value-type="string">
            <text:p text:style-name="P6">HAGGIS</text:p>
          </table:table-cell>
          <table:table-cell table:style-name="Tabel1.C14" office:value-type="string">
            <text:p text:style-name="P6">Schotland</text:p>
          </table:table-cell>
          <table:table-cell table:style-name="Tabel1.D2">
            <text:p text:style-name="P4"/>
          </table:table-cell>
        </table:table-row>
        <table:table-row table:style-name="Tabel1.1">
          <table:table-cell table:style-name="Tabel1.A3" office:value-type="string">
            <text:p text:style-name="P2">AGHIJKNöT</text:p>
          </table:table-cell>
          <table:table-cell table:style-name="Tabel1.A3" office:value-type="string">
            <text:p text:style-name="P4"/>
          </table:table-cell>
          <table:table-cell table:style-name="Tabel1.C3">
            <text:p text:style-name="P4"/>
          </table:table-cell>
          <table:table-cell table:style-name="Tabel1.D3">
            <text:p text:style-name="P4"/>
          </table:table-cell>
        </table:table-row>
        <table:table-row table:style-name="Tabel1.1">
          <table:table-cell table:style-name="Tabel1.A2" office:value-type="string">
            <text:p text:style-name="P2">AORRZ-BLOO-DE</text:p>
          </table:table-cell>
          <table:table-cell table:style-name="Tabel1.A2" office:value-type="string">
            <text:p text:style-name="P4"/>
          </table:table-cell>
          <table:table-cell table:style-name="Tabel1.C8">
            <text:p text:style-name="P4"/>
          </table:table-cell>
          <table:table-cell table:style-name="Tabel1.D2">
            <text:p text:style-name="P4"/>
          </table:table-cell>
        </table:table-row>
        <table:table-row table:style-name="Tabel1.1">
          <table:table-cell table:style-name="Tabel1.A3" office:value-type="string">
            <text:p text:style-name="P2">APPSSUU</text:p>
          </table:table-cell>
          <table:table-cell table:style-name="Tabel1.A3" office:value-type="string">
            <text:p text:style-name="P4"/>
          </table:table-cell>
          <table:table-cell table:style-name="Tabel1.C3">
            <text:p text:style-name="P4"/>
          </table:table-cell>
          <table:table-cell table:style-name="Tabel1.D3">
            <text:p text:style-name="P4"/>
          </table:table-cell>
        </table:table-row>
        <table:table-row table:style-name="Tabel1.1">
          <table:table-cell table:style-name="Tabel1.A2" office:value-type="string">
            <text:p text:style-name="P2">BBEIOOT</text:p>
          </table:table-cell>
          <table:table-cell table:style-name="Tabel1.A2" office:value-type="string">
            <text:p text:style-name="P4"/>
          </table:table-cell>
          <table:table-cell table:style-name="Tabel1.C8">
            <text:p text:style-name="P4"/>
          </table:table-cell>
          <table:table-cell table:style-name="Tabel1.D2">
            <text:p text:style-name="P4"/>
          </table:table-cell>
        </table:table-row>
        <table:table-row table:style-name="Tabel1.1">
          <table:table-cell table:style-name="Tabel1.A3" office:value-type="string">
            <text:p text:style-name="P2">BETTUU</text:p>
          </table:table-cell>
          <table:table-cell table:style-name="Tabel1.A3" office:value-type="string">
            <text:p text:style-name="P4"/>
          </table:table-cell>
          <table:table-cell table:style-name="Tabel1.C3">
            <text:p text:style-name="P4"/>
          </table:table-cell>
          <table:table-cell table:style-name="Tabel1.D3">
            <text:p text:style-name="P4"/>
          </table:table-cell>
        </table:table-row>
        <table:table-row table:style-name="Tabel1.20">
          <table:table-cell table:style-name="Tabel1.A2" office:value-type="string">
            <text:p text:style-name="P2">CCHHIIIMRRU</text:p>
          </table:table-cell>
          <table:table-cell table:style-name="Tabel1.A2" office:value-type="string">
            <text:p text:style-name="P10">CHIMICHURRI</text:p>
          </table:table-cell>
          <table:table-cell table:style-name="Tabel1.C20" office:value-type="string">
            <text:p text:style-name="P10">Argentinië</text:p>
          </table:table-cell>
          <table:table-cell table:style-name="Tabel1.D2">
            <text:p text:style-name="P4"/>
          </table:table-cell>
        </table:table-row>
        <table:table-row table:style-name="Tabel1.1">
          <table:table-cell table:style-name="Tabel1.A3" office:value-type="string">
            <text:p text:style-name="P2">DEEEGIKNNP</text:p>
          </table:table-cell>
          <table:table-cell table:style-name="Tabel1.A3" office:value-type="string">
            <text:p text:style-name="P6">PEKINGEEND</text:p>
          </table:table-cell>
          <table:table-cell table:style-name="Tabel1.C21" office:value-type="string">
            <text:p text:style-name="P8">China?</text:p>
          </table:table-cell>
          <table:table-cell table:style-name="Tabel1.D3">
            <text:p text:style-name="P4"/>
          </table:table-cell>
        </table:table-row>
        <table:table-row table:style-name="Tabel1.1">
          <table:table-cell table:style-name="Tabel1.A2" office:value-type="string">
            <text:p text:style-name="P2">EINOPTU</text:p>
          </table:table-cell>
          <table:table-cell table:style-name="Tabel1.A2" office:value-type="string">
            <text:p text:style-name="P5">POUTINE</text:p>
          </table:table-cell>
          <table:table-cell table:style-name="Tabel1.C22" office:value-type="string">
            <text:p text:style-name="P5">Canada?</text:p>
          </table:table-cell>
          <table:table-cell table:style-name="Tabel1.D22" office:value-type="string">
            <text:p text:style-name="P6"/>
          </table:table-cell>
        </table:table-row>
        <table:table-row table:style-name="Tabel1.1">
          <table:table-cell table:style-name="Tabel1.A3" office:value-type="string">
            <text:p text:style-name="P2">GINOóRV</text:p>
          </table:table-cell>
          <table:table-cell table:style-name="Tabel1.A3" office:value-type="string">
            <text:p text:style-name="P4"/>
          </table:table-cell>
          <table:table-cell table:style-name="Tabel1.C3">
            <text:p text:style-name="P4"/>
          </table:table-cell>
          <table:table-cell table:style-name="Tabel1.D3">
            <text:p text:style-name="P4"/>
          </table:table-cell>
        </table:table-row>
        <table:table-row table:style-name="Tabel1.1">
          <table:table-cell table:style-name="Tabel1.A2" office:value-type="string">
            <text:p text:style-name="P2">HISSU</text:p>
          </table:table-cell>
          <table:table-cell table:style-name="Tabel1.A2" office:value-type="string">
            <text:p text:style-name="P5">SUSHI</text:p>
          </table:table-cell>
          <table:table-cell table:style-name="Tabel1.C24" office:value-type="string">
            <text:p text:style-name="P5">Japan</text:p>
          </table:table-cell>
          <table:table-cell table:style-name="Tabel1.D2">
            <text:p text:style-name="P4"/>
          </table:table-cell>
        </table:table-row>
        <table:table-row table:style-name="Tabel1.1">
          <table:table-cell table:style-name="Tabel1.A25" office:value-type="string">
            <text:p text:style-name="P2">KOTTU</text:p>
          </table:table-cell>
          <table:table-cell table:style-name="Tabel1.A25" office:value-type="string">
            <text:p text:style-name="P4"/>
          </table:table-cell>
          <table:table-cell table:style-name="Tabel1.C25">
            <text:p text:style-name="P4"/>
          </table:table-cell>
          <table:table-cell table:style-name="Tabel1.D25">
            <text:p text:style-name="P4"/>
          </table:table-cell>
        </table:table-row>
      </table:table>
      <text:p text:style-name="P1"/>
      <text:p text:style-name="P3"><text:span text:style-name="T1">Names of foods, sorted (letters </text:span><text:span text:style-name="T2">in each</text:span><text:span text:style-name="T1"> word; </text:span><text:span text:style-name="T2">then </text:span><text:span text:style-name="T1">words in </text:span><text:span text:style-name="T2">each </text:span><text:span text:style-name="T1">name?; </text:span><text:span text:style-name="T2">then </text:span><text:span text:style-name="T1">names in </text:span><text:span text:style-name="T2">the </text:span><text:span text:style-name="T1">list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nl" number:country="NL">
      <number:number number:min-integer-digits="1"/>
    </number:number-style>
    <number:text-style style:name="N20100" number:language="nl" number:country="NL">
      <number:text-content/>
    </number:text-style>
    <style:style style:name="Eenvoudige_20_rijen.1" style:display-name="Eenvoudige rijen.1" style:family="table-cell" style:data-style-name="N2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envoudige_20_rijen.2" style:display-name="Eenvoudige rijen.2" style:family="table-cell" style:data-style-name="N2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envoudige_20_rijen.3" style:display-name="Eenvoudige rijen.3" style:family="table-cell" style:data-style-name="N2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envoudige_20_rijen.4" style:display-name="Eenvoudige rijen.4" style:family="table-cell" style:data-style-name="N2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envoudige_20_rijen.5" style:display-name="Eenvoudige rijen.5" style:family="table-cell" style:data-style-name="N2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envoudige_20_rijen.6" style:display-name="Eenvoudige rijen.6" style:family="table-cell" style:data-style-name="N2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envoudige_20_rijen.7" style:display-name="Eenvoudige rijen.7" style:family="table-cell" style:data-style-name="N2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envoudige_20_rijen.8" style:display-name="Eenvoudige rijen.8" style:family="table-cell" style:data-style-name="N2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envoudige_20_rijen.9" style:display-name="Eenvoudige rijen.9" style:family="table-cell" style:data-style-name="N2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envoudige_20_rijen.10" style:display-name="Eenvoudige rijen.10" style:family="table-cell" style:data-style-name="N2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envoudige_20_rijen.11" style:display-name="Eenvoudige rijen.11" style:family="table-cell" style:data-style-name="N2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envoudige_20_rijen.12" style:display-name="Eenvoudige rijen.12" style:family="table-cell" style:data-style-name="N2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envoudige_20_rijen.13" style:display-name="Eenvoudige rijen.13" style:family="table-cell" style:data-style-name="N2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envoudige_20_rijen.14" style:display-name="Eenvoudige rijen.14" style:family="table-cell" style:data-style-name="N2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envoudige_20_rijen.15" style:display-name="Eenvoudige rijen.15" style:family="table-cell" style:data-style-name="N2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envoudige_20_rijen.16" style:display-name="Eenvoudige rijen.16" style:family="table-cell" style:data-style-name="N2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Eenvoudige_20_rijen.1"/>
      <table:last-row table:style-name="Eenvoudige_20_rijen.2"/>
      <table:first-column table:style-name="Eenvoudige_20_rijen.3"/>
      <table:last-column table:style-name="Eenvoudige_20_rijen.4"/>
      <table:body table:style-name="Eenvoudige_20_rijen.9"/>
      <table:even-rows table:style-name="Eenvoudige_20_rijen.5"/>
      <table:odd-rows table:style-name="Eenvoudige_20_rijen.6"/>
      <table:even-columns table:style-name="Eenvoudige_20_rijen.7"/>
      <table:odd-columns table:style-name="Eenvoudige_20_rijen.8"/>
      <table:background table:style-name="Eenvoudige_20_rijen.10"/>
      <loext:first-row-even-column table:style-name="Eenvoudige_20_rijen.15"/>
      <loext:last-row-even-column table:style-name="Eenvoudige_20_rijen.16"/>
      <loext:first-row-end-column table:style-name="Eenvoudige_20_rijen.12"/>
      <loext:first-row-start-column table:style-name="Eenvoudige_20_rijen.11"/>
      <loext:last-row-end-column table:style-name="Eenvoudige_20_rijen.14"/>
      <loext:last-row-start-column table:style-name="Eenvoudige_20_rijen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8T10:27:41.123700399</meta:creation-date>
    <meta:generator>LibreOffice/6.4.6.2$Linux_X86_64 LibreOffice_project/40$Build-2</meta:generator>
    <dc:date>2020-12-18T10:53:30.864677438</dc:date>
    <meta:editing-duration>PT24M57S</meta:editing-duration>
    <meta:editing-cycles>8</meta:editing-cycles>
    <meta:document-statistic meta:table-count="1" meta:image-count="0" meta:object-count="0" meta:page-count="1" meta:paragraph-count="50" meta:word-count="71" meta:character-count="537" meta:non-whitespace-character-count="516"/>
  </office:meta>
</office:document-meta>
</file>